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6" table:default-cell-style-name="Default"/>
        <table:table-row table:style-name="ro1" table:number-rows-repeated="4">
          <table:table-cell table:number-columns-repeated="6"/>
        </table:table-row>
        <table:table-row table:style-name="ro1">
          <table:table-cell/>
          <table:table-cell office:value-type="float" office:value="209.135" calcext:value-type="float">
            <text:p>209,135</text:p>
          </table:table-cell>
          <table:table-cell table:number-columns-repeated="3"/>
          <table:table-cell table:formula="of:=AVERAGE([.B6:.B104])" office:value-type="float" office:value="55.6000404040404" calcext:value-type="float">
            <text:p>55,600040404</text:p>
          </table:table-cell>
        </table:table-row>
        <table:table-row table:style-name="ro1">
          <table:table-cell/>
          <table:table-cell office:value-type="float" office:value="52.041" calcext:value-type="float">
            <text:p>52,041</text:p>
          </table:table-cell>
          <table:table-cell table:number-columns-repeated="4"/>
        </table:table-row>
        <table:table-row table:style-name="ro1">
          <table:table-cell/>
          <table:table-cell office:value-type="float" office:value="56.722" calcext:value-type="float">
            <text:p>56,7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71.231" calcext:value-type="float">
            <text:p>71,231</text:p>
          </table:table-cell>
          <table:table-cell table:number-columns-repeated="4"/>
        </table:table-row>
        <table:table-row table:style-name="ro1">
          <table:table-cell/>
          <table:table-cell office:value-type="float" office:value="58.403" calcext:value-type="float">
            <text:p>58,403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.401" calcext:value-type="float">
            <text:p>50,4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52.054" calcext:value-type="float">
            <text:p>52,05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1.836" calcext:value-type="float">
            <text:p>51,836</text:p>
          </table:table-cell>
          <table:table-cell table:number-columns-repeated="4"/>
        </table:table-row>
        <table:table-row table:style-name="ro1">
          <table:table-cell/>
          <table:table-cell office:value-type="float" office:value="54.611" calcext:value-type="float">
            <text:p>54,6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62.948" calcext:value-type="float">
            <text:p>62,948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.047" calcext:value-type="float">
            <text:p>50,047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.462" calcext:value-type="float">
            <text:p>50,462</text:p>
          </table:table-cell>
          <table:table-cell table:number-columns-repeated="4"/>
        </table:table-row>
        <table:table-row table:style-name="ro1">
          <table:table-cell/>
          <table:table-cell office:value-type="float" office:value="67.179" calcext:value-type="float">
            <text:p>67,179</text:p>
          </table:table-cell>
          <table:table-cell table:number-columns-repeated="4"/>
        </table:table-row>
        <table:table-row table:style-name="ro1">
          <table:table-cell/>
          <table:table-cell office:value-type="float" office:value="51.877" calcext:value-type="float">
            <text:p>51,877</text:p>
          </table:table-cell>
          <table:table-cell table:number-columns-repeated="4"/>
        </table:table-row>
        <table:table-row table:style-name="ro1">
          <table:table-cell/>
          <table:table-cell office:value-type="float" office:value="51.173" calcext:value-type="float">
            <text:p>51,173</text:p>
          </table:table-cell>
          <table:table-cell table:number-columns-repeated="4"/>
        </table:table-row>
        <table:table-row table:style-name="ro1">
          <table:table-cell/>
          <table:table-cell office:value-type="float" office:value="53.349" calcext:value-type="float">
            <text:p>53,349</text:p>
          </table:table-cell>
          <table:table-cell table:number-columns-repeated="4"/>
        </table:table-row>
        <table:table-row table:style-name="ro1">
          <table:table-cell/>
          <table:table-cell office:value-type="float" office:value="52.596" calcext:value-type="float">
            <text:p>52,596</text:p>
          </table:table-cell>
          <table:table-cell table:number-columns-repeated="4"/>
        </table:table-row>
        <table:table-row table:style-name="ro1">
          <table:table-cell/>
          <table:table-cell office:value-type="float" office:value="52.827" calcext:value-type="float">
            <text:p>52,827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.504" calcext:value-type="float">
            <text:p>49,5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.149" calcext:value-type="float">
            <text:p>48,149</text:p>
          </table:table-cell>
          <table:table-cell table:number-columns-repeated="4"/>
        </table:table-row>
        <table:table-row table:style-name="ro1">
          <table:table-cell/>
          <table:table-cell office:value-type="float" office:value="53.226" calcext:value-type="float">
            <text:p>53,226</text:p>
          </table:table-cell>
          <table:table-cell table:number-columns-repeated="4"/>
        </table:table-row>
        <table:table-row table:style-name="ro1">
          <table:table-cell/>
          <table:table-cell office:value-type="float" office:value="53.123" calcext:value-type="float">
            <text:p>53,123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.964" calcext:value-type="float">
            <text:p>50,9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63.825" calcext:value-type="float">
            <text:p>63,8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.92" calcext:value-type="float">
            <text:p>50,92</text:p>
          </table:table-cell>
          <table:table-cell table:number-columns-repeated="4"/>
        </table:table-row>
        <table:table-row table:style-name="ro1">
          <table:table-cell/>
          <table:table-cell office:value-type="float" office:value="54.243" calcext:value-type="float">
            <text:p>54,243</text:p>
          </table:table-cell>
          <table:table-cell table:number-columns-repeated="4"/>
        </table:table-row>
        <table:table-row table:style-name="ro1">
          <table:table-cell/>
          <table:table-cell office:value-type="float" office:value="53.134" calcext:value-type="float">
            <text:p>53,134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.683" calcext:value-type="float">
            <text:p>47,68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.094" calcext:value-type="float">
            <text:p>47,094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.858" calcext:value-type="float">
            <text:p>48,858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.294" calcext:value-type="float">
            <text:p>50,294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.459" calcext:value-type="float">
            <text:p>49,459</text:p>
          </table:table-cell>
          <table:table-cell table:number-columns-repeated="4"/>
        </table:table-row>
        <table:table-row table:style-name="ro1">
          <table:table-cell/>
          <table:table-cell office:value-type="float" office:value="52.86" calcext:value-type="float">
            <text:p>52,86</text:p>
          </table:table-cell>
          <table:table-cell table:number-columns-repeated="4"/>
        </table:table-row>
        <table:table-row table:style-name="ro1">
          <table:table-cell/>
          <table:table-cell office:value-type="float" office:value="53.013" calcext:value-type="float">
            <text:p>53,0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54.913" calcext:value-type="float">
            <text:p>54,9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52.907" calcext:value-type="float">
            <text:p>52,9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.082" calcext:value-type="float">
            <text:p>49,08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.248" calcext:value-type="float">
            <text:p>49,248</text:p>
          </table:table-cell>
          <table:table-cell table:number-columns-repeated="4"/>
        </table:table-row>
        <table:table-row table:style-name="ro1">
          <table:table-cell/>
          <table:table-cell office:value-type="float" office:value="83.326" calcext:value-type="float">
            <text:p>83,32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.18" calcext:value-type="float">
            <text:p>49,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52.116" calcext:value-type="float">
            <text:p>52,1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51.23" calcext:value-type="float">
            <text:p>51,2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.966" calcext:value-type="float">
            <text:p>49,966</text:p>
          </table:table-cell>
          <table:table-cell table:number-columns-repeated="4"/>
        </table:table-row>
        <table:table-row table:style-name="ro1">
          <table:table-cell/>
          <table:table-cell office:value-type="float" office:value="53.165" calcext:value-type="float">
            <text:p>53,16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.294" calcext:value-type="float">
            <text:p>49,29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2.393" calcext:value-type="float">
            <text:p>52,39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.708" calcext:value-type="float">
            <text:p>47,7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51.761" calcext:value-type="float">
            <text:p>51,761</text:p>
          </table:table-cell>
          <table:table-cell table:number-columns-repeated="4"/>
        </table:table-row>
        <table:table-row table:style-name="ro1">
          <table:table-cell/>
          <table:table-cell office:value-type="float" office:value="52.917" calcext:value-type="float">
            <text:p>52,917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.446" calcext:value-type="float">
            <text:p>48,446</text:p>
          </table:table-cell>
          <table:table-cell table:number-columns-repeated="4"/>
        </table:table-row>
        <table:table-row table:style-name="ro1">
          <table:table-cell/>
          <table:table-cell office:value-type="float" office:value="60.477" calcext:value-type="float">
            <text:p>60,477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.822" calcext:value-type="float">
            <text:p>49,8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.85" calcext:value-type="float">
            <text:p>46,8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.854" calcext:value-type="float">
            <text:p>48,85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3.284" calcext:value-type="float">
            <text:p>53,284</text:p>
          </table:table-cell>
          <table:table-cell table:number-columns-repeated="4"/>
        </table:table-row>
        <table:table-row table:style-name="ro1">
          <table:table-cell/>
          <table:table-cell office:value-type="float" office:value="73.949" calcext:value-type="float">
            <text:p>73,949</text:p>
          </table:table-cell>
          <table:table-cell table:number-columns-repeated="4"/>
        </table:table-row>
        <table:table-row table:style-name="ro1">
          <table:table-cell/>
          <table:table-cell office:value-type="float" office:value="75.981" calcext:value-type="float">
            <text:p>75,98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2.469" calcext:value-type="float">
            <text:p>312,469</text:p>
          </table:table-cell>
          <table:table-cell table:number-columns-repeated="4"/>
        </table:table-row>
        <table:table-row table:style-name="ro1">
          <table:table-cell/>
          <table:table-cell office:value-type="float" office:value="58.086" calcext:value-type="float">
            <text:p>58,086</text:p>
          </table:table-cell>
          <table:table-cell table:number-columns-repeated="4"/>
        </table:table-row>
        <table:table-row table:style-name="ro1">
          <table:table-cell/>
          <table:table-cell office:value-type="float" office:value="58.697" calcext:value-type="float">
            <text:p>58,697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.852" calcext:value-type="float">
            <text:p>48,85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.406" calcext:value-type="float">
            <text:p>48,4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.982" calcext:value-type="float">
            <text:p>47,982</text:p>
          </table:table-cell>
          <table:table-cell table:number-columns-repeated="4"/>
        </table:table-row>
        <table:table-row table:style-name="ro1">
          <table:table-cell/>
          <table:table-cell office:value-type="float" office:value="53.881" calcext:value-type="float">
            <text:p>53,881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.795" calcext:value-type="float">
            <text:p>48,79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.641" calcext:value-type="float">
            <text:p>49,641</text:p>
          </table:table-cell>
          <table:table-cell table:number-columns-repeated="4"/>
        </table:table-row>
        <table:table-row table:style-name="ro1">
          <table:table-cell/>
          <table:table-cell office:value-type="float" office:value="54.138" calcext:value-type="float">
            <text:p>54,138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.645" calcext:value-type="float">
            <text:p>49,64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.451" calcext:value-type="float">
            <text:p>48,451</text:p>
          </table:table-cell>
          <table:table-cell table:number-columns-repeated="4"/>
        </table:table-row>
        <table:table-row table:style-name="ro1">
          <table:table-cell/>
          <table:table-cell office:value-type="float" office:value="54.858" calcext:value-type="float">
            <text:p>54,858</text:p>
          </table:table-cell>
          <table:table-cell table:number-columns-repeated="4"/>
        </table:table-row>
        <table:table-row table:style-name="ro1">
          <table:table-cell/>
          <table:table-cell office:value-type="float" office:value="51.418" calcext:value-type="float">
            <text:p>51,4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.755" calcext:value-type="float">
            <text:p>49,75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.741" calcext:value-type="float">
            <text:p>49,741</text:p>
          </table:table-cell>
          <table:table-cell table:number-columns-repeated="4"/>
        </table:table-row>
        <table:table-row table:style-name="ro1">
          <table:table-cell/>
          <table:table-cell office:value-type="float" office:value="52.628" calcext:value-type="float">
            <text:p>52,628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.806" calcext:value-type="float">
            <text:p>49,8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.056" calcext:value-type="float">
            <text:p>49,05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.902" calcext:value-type="float">
            <text:p>47,9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.276" calcext:value-type="float">
            <text:p>47,2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52.015" calcext:value-type="float">
            <text:p>52,0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2.849" calcext:value-type="float">
            <text:p>52,849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.682" calcext:value-type="float">
            <text:p>47,682</text:p>
          </table:table-cell>
          <table:table-cell table:number-columns-repeated="4"/>
        </table:table-row>
        <table:table-row table:style-name="ro1">
          <table:table-cell/>
          <table:table-cell office:value-type="float" office:value="61.685" calcext:value-type="float">
            <text:p>61,68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2.068" calcext:value-type="float">
            <text:p>52,068</text:p>
          </table:table-cell>
          <table:table-cell table:number-columns-repeated="4"/>
        </table:table-row>
        <table:table-row table:style-name="ro1">
          <table:table-cell/>
          <table:table-cell office:value-type="float" office:value="52.981" calcext:value-type="float">
            <text:p>52,981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.506" calcext:value-type="float">
            <text:p>48,5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52.677" calcext:value-type="float">
            <text:p>52,677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.158" calcext:value-type="float">
            <text:p>46,158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.317" calcext:value-type="float">
            <text:p>49,317</text:p>
          </table:table-cell>
          <table:table-cell table:number-columns-repeated="4"/>
        </table:table-row>
        <table:table-row table:style-name="ro1">
          <table:table-cell/>
          <table:table-cell office:value-type="float" office:value="51.608" calcext:value-type="float">
            <text:p>51,6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.05" calcext:value-type="float">
            <text:p>50,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8.639" calcext:value-type="float">
            <text:p>68,639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.846" calcext:value-type="float">
            <text:p>48,846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.419" calcext:value-type="float">
            <text:p>50,419</text:p>
          </table:table-cell>
          <table:table-cell table:number-columns-repeated="4"/>
        </table:table-row>
        <table:table-row table:style-name="ro1">
          <table:table-cell/>
          <table:table-cell office:value-type="float" office:value="56.283" calcext:value-type="float">
            <text:p>56,28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.775" calcext:value-type="float">
            <text:p>48,7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.022" calcext:value-type="float">
            <text:p>50,0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53.674" calcext:value-type="float">
            <text:p>53,67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1.3" calcext:value-type="float">
            <text:p>51,3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.643" calcext:value-type="float">
            <text:p>50,643</text:p>
          </table:table-cell>
          <table:table-cell table:number-columns-repeated="4"/>
        </table:table-row>
        <table:table-row table:style-name="ro1">
          <table:table-cell/>
          <table:table-cell office:value-type="float" office:value="53.749" calcext:value-type="float">
            <text:p>53,749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8">00/00/0000</text:date>, <text:time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8T18:37:25.691125304</meta:creation-date>
    <dc:date>2019-03-18T18:39:42.039418852</dc:date>
    <meta:editing-duration>PT2M16S</meta:editing-duration>
    <meta:editing-cycles>1</meta:editing-cycles>
    <meta:document-statistic meta:table-count="1" meta:cell-count="101" meta:object-count="0"/>
    <meta:generator>LibreOffice/5.1.6.2$Linux_X86_64 LibreOffice_project/10m0$Build-2</meta:generator>
  </office:meta>
</office:document-meta>
</file>